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15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4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" style:family="table-cell" style:parent-style-name="Normal_20_4">
      <style:table-cell-properties style:rotation-align="none"/>
    </style:style>
    <style:style style:name="ce7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Hyperlink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2016-2023 Mexico Attacks on Health Care Incident Data" table:style-name="ta1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Country ISO</text:p>
          </table:table-cell>
          <table:table-cell table:style-name="ce6" office:value-type="string" calcext:value-type="string">
            <text:p>Reported Perpetrator</text:p>
          </table:table-cell>
          <table:table-cell table:style-name="ce6" office:value-type="string" calcext:value-type="string">
            <text:p>Reported Perpetrator Name</text:p>
          </table:table-cell>
          <table:table-cell table:style-name="ce6" office:value-type="string" calcext:value-type="string">
            <text:p>Weapon Carried/Used</text:p>
          </table:table-cell>
          <table:table-cell table:style-name="ce6" office:value-type="string" calcext:value-type="string">
            <text:p>Number of Attacks on Health Facilities Reporting Destruction</text:p>
          </table:table-cell>
          <table:table-cell table:style-name="ce6" office:value-type="string" calcext:value-type="string">
            <text:p>Number of Attacks on Health Facilities Reporting Damaged</text:p>
          </table:table-cell>
          <table:table-cell table:style-name="ce6" office:value-type="string" calcext:value-type="string">
            <text:p>Forceful Entry into Health Facility</text:p>
          </table:table-cell>
          <table:table-cell table:style-name="ce6" office:value-type="string" calcext:value-type="string">
            <text:p>Occupation of Health Facility</text:p>
          </table:table-cell>
          <table:table-cell table:style-name="ce6" office:value-type="string" calcext:value-type="string">
            <text:p>Health Transportation Destroyed</text:p>
          </table:table-cell>
          <table:table-cell table:style-name="ce6" office:value-type="string" calcext:value-type="string">
            <text:p>Health Transportation Damaged</text:p>
          </table:table-cell>
          <table:table-cell table:style-name="ce6" office:value-type="string" calcext:value-type="string">
            <text:p>Health Transportation Stolen/Highjacked</text:p>
          </table:table-cell>
          <table:table-cell table:style-name="ce6" office:value-type="string" calcext:value-type="string">
            <text:p>Looting/Theft/Robbery/Burglary of Health Supplies</text:p>
          </table:table-cell>
          <table:table-cell table:style-name="ce6" office:value-type="string" calcext:value-type="string">
            <text:p>Access Denied or Obstructed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Known Kidnapping or Arrest Outcome</text:p>
          </table:table-cell>
          <table:table-cell table:style-name="ce6" office:value-type="string" calcext:value-type="string">
            <text:p>Health Workers Threatened</text:p>
          </table:table-cell>
          <table:table-cell table:style-name="ce6" office:value-type="string" calcext:value-type="string">
            <text:p>Health Workers Assaulted</text:p>
          </table:table-cell>
          <table:table-cell table:style-name="ce6" office:value-type="string" calcext:value-type="string">
            <text:p>Health Workers Sexually Assaulted</text:p>
          </table:table-cell>
          <table:table-cell table:style-name="ce6" office:value-type="string" calcext:value-type="string">
            <text:p>Reported Health Worker Profession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International Health Workers Working Within The Aid System Kill</text:p>
          </table:table-cell>
          <table:table-cell table:style-name="ce6" office:value-type="string" calcext:value-type="string">
            <text:p>International Health Worker Outside The Aid Structure Killed</text:p>
          </table:table-cell>
          <table:table-cell table:style-name="ce6" office:value-type="string" calcext:value-type="string">
            <text:p>National Employees of International Aid Agencies Killed</text:p>
          </table:table-cell>
          <table:table-cell table:style-name="ce6" office:value-type="string" calcext:value-type="string">
            <text:p>National Employees of Local NGO Killed</text:p>
          </table:table-cell>
          <table:table-cell table:style-name="ce6" office:value-type="string" calcext:value-type="string">
            <text:p>Health Worker Working Within National Health Structure Kill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Health Workers Working for INGO, ICRC or UN Killed</text:p>
          </table:table-cell>
          <table:table-cell table:style-name="ce6" office:value-type="string" calcext:value-type="string">
            <text:p>Health Workers Working for LNGO, <text:s/>NGO or National Society of th</text:p>
          </table:table-cell>
          <table:table-cell table:style-name="ce6" office:value-type="string" calcext:value-type="string">
            <text:p>Health Workers Working for local health structure killed</text:p>
          </table:table-cell>
          <table:table-cell table:style-name="ce6" office:value-type="string" calcext:value-type="string">
            <text:p>Health Workers Killed In Captivity</text:p>
          </table:table-cell>
          <table:table-cell table:style-name="ce6" office:value-type="string" calcext:value-type="string">
            <text:p>Female Health Workers Killed</text:p>
          </table:table-cell>
          <table:table-cell table:style-name="ce6" office:value-type="string" calcext:value-type="string">
            <text:p>Male 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International Health Workers Working Within the Aid System Inju</text:p>
          </table:table-cell>
          <table:table-cell table:style-name="ce6" office:value-type="string" calcext:value-type="string">
            <text:p>International Health Worker Outside the Aid Structure Injured</text:p>
          </table:table-cell>
          <table:table-cell table:style-name="ce6" office:value-type="string" calcext:value-type="string">
            <text:p>National Employees of International Aid Agencies Injured</text:p>
          </table:table-cell>
          <table:table-cell table:style-name="ce6" office:value-type="string" calcext:value-type="string">
            <text:p>Health Worker Working Within National Health Structure Injur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Injured</text:p>
          </table:table-cell>
          <table:table-cell table:style-name="ce6" office:value-type="string" calcext:value-type="string">
            <text:p>Male Health Workers Injured 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International Health Workers Working Within the Aid System Kidn</text:p>
          </table:table-cell>
          <table:table-cell table:style-name="ce6" office:value-type="string" calcext:value-type="string">
            <text:p>International Health Worker Outside the Aid Structure Kidnapped</text:p>
          </table:table-cell>
          <table:table-cell table:style-name="ce6" office:value-type="string" calcext:value-type="string">
            <text:p>National Employees of International Aid Agencies Kidnapped</text:p>
          </table:table-cell>
          <table:table-cell table:style-name="ce6" office:value-type="string" calcext:value-type="string">
            <text:p>Health Worker Working Within National Health Structure Kidnappe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Kidnapped</text:p>
          </table:table-cell>
          <table:table-cell table:style-name="ce6" office:value-type="string" calcext:value-type="string">
            <text:p>Male Health Workers Kidan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International Health Workers Working Within the Aid System Arre</text:p>
          </table:table-cell>
          <table:table-cell table:style-name="ce6" office:value-type="string" calcext:value-type="string">
            <text:p>International Health Worker Outside the Aid Structure Arrested </text:p>
          </table:table-cell>
          <table:table-cell table:style-name="ce6" office:value-type="string" calcext:value-type="string">
            <text:p>National Employees of International Aid Agencies Arrested or De</text:p>
          </table:table-cell>
          <table:table-cell table:style-name="ce6" office:value-type="string" calcext:value-type="string">
            <text:p>Health Worker Working Within National Health Structure Arrest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Arrested or Detained</text:p>
          </table:table-cell>
          <table:table-cell table:style-name="ce6" office:value-type="string" calcext:value-type="string">
            <text:p>Male Health Workers Arrested or Detained</text:p>
          </table:table-cell>
          <table:table-cell table:style-name="ce6" office:value-type="string" calcext:value-type="string">
            <text:p>Conflict-Related Violence</text:p>
          </table:table-cell>
          <table:table-cell table:style-name="ce6" office:value-type="string" calcext:value-type="string">
            <text:p>Political-Related Violence</text:p>
          </table:table-cell>
          <table:table-cell table:style-name="ce6" office:value-type="string" calcext:value-type="string">
            <text:p>COVID-19-Related Violence</text:p>
          </table:table-cell>
          <table:table-cell table:style-name="ce6" office:value-type="string" calcext:value-type="string">
            <text:p>Ebola-Related Violence</text:p>
          </table:table-cell>
          <table:table-cell table:style-name="ce6" office:value-type="string" calcext:value-type="string">
            <text:p>Vaccination-Related Violence</text:p>
          </table:table-cell>
          <table:table-cell table:style-name="ce6" office:value-type="string" calcext:value-type="string">
            <text:p>SiND Event ID</text:p>
          </table:table-cell>
          <table:table-cell table:style-name="ce6" table:number-columns-repeated="957"/>
        </table:table-row>
        <table:table-row table:style-name="ro2">
          <table:table-cell table:style-name="ce1" office:value-type="string" calcext:value-type="string">
            <text:p>#date</text:p>
          </table:table-cell>
          <table:table-cell table:style-name="ce1" office:value-type="string" calcext:value-type="string">
            <text:p>#country +name</text:p>
          </table:table-cell>
          <table:table-cell table:style-name="ce1" office:value-type="string" calcext:value-type="string">
            <text:p>#country +ISO</text:p>
          </table:table-cell>
          <table:table-cell table:style-name="ce1" office:value-type="string" calcext:value-type="string">
            <text:p>#group +perp </text:p>
          </table:table-cell>
          <table:table-cell table:style-name="ce1" office:value-type="string" calcext:value-type="string">
            <text:p>#group +perp +name</text:p>
          </table:table-cell>
          <table:table-cell table:style-name="ce1" office:value-type="string" calcext:value-type="string">
            <text:p>#weapon</text:p>
          </table:table-cell>
          <table:table-cell table:style-name="ce1" office:value-type="string" calcext:value-type="string">
            <text:p>#indicator +health_facility +destroyed +num</text:p>
          </table:table-cell>
          <table:table-cell table:style-name="ce1" office:value-type="string" calcext:value-type="string">
            <text:p>#indicator +health_facility +damaged +num</text:p>
          </table:table-cell>
          <table:table-cell table:style-name="ce1" office:value-type="string" calcext:value-type="string">
            <text:p>#indicator +health_facility +armed_entry +num</text:p>
          </table:table-cell>
          <table:table-cell table:style-name="ce1" office:value-type="string" calcext:value-type="string">
            <text:p>#indicator +health_facility +occupy</text:p>
          </table:table-cell>
          <table:table-cell table:style-name="ce1" office:value-type="string" calcext:value-type="string">
            <text:p>#indicator +health_transport +destroyed +num</text:p>
          </table:table-cell>
          <table:table-cell table:style-name="ce1" office:value-type="string" calcext:value-type="string">
            <text:p>#indicator +health_transport +damaged +num</text:p>
          </table:table-cell>
          <table:table-cell table:style-name="ce1" office:value-type="string" calcext:value-type="string">
            <text:p>#indicator +health_transport +abducted +num</text:p>
          </table:table-cell>
          <table:table-cell table:style-name="ce1" office:value-type="string" calcext:value-type="string">
            <text:p>#indicator +health_supplies +taken +num</text:p>
          </table:table-cell>
          <table:table-cell table:style-name="ce1" office:value-type="string" calcext:value-type="string">
            <text:p>#indicator +health_obstruction</text:p>
          </table:table-cell>
          <table:table-cell table:style-name="ce1" office:value-type="string" calcext:value-type="string">
            <text:p>#affected +healthworker +killed</text:p>
          </table:table-cell>
          <table:table-cell table:style-name="ce1" office:value-type="string" calcext:value-type="string">
            <text:p>#affected +healthworker +injured</text:p>
          </table:table-cell>
          <table:table-cell table:style-name="ce1" office:value-type="string" calcext:value-type="string">
            <text:p>#affected +healthworker +arrested</text:p>
          </table:table-cell>
          <table:table-cell table:style-name="ce1" office:value-type="string" calcext:value-type="string">
            <text:p>#affected +healthworker +kidnapp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threaten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SGBV</text:p>
          </table:table-cell>
          <table:table-cell table:style-name="ce1" table:number-columns-repeated="1001"/>
        </table:table-row>
        <table:table-row table:style-name="ro3">
          <table:table-cell table:style-name="ce2" office:value-type="date" office:date-value="2016-10-03" calcext:value-type="date">
            <text:p>03/10/2016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32" calcext:value-type="float">
            <text:p>208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14" calcext:value-type="date">
            <text:p>14/01/2017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528" calcext:value-type="float">
            <text:p>205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20" calcext:value-type="date">
            <text:p>20/04/2017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756" calcext:value-type="float">
            <text:p>227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1-09" calcext:value-type="date">
            <text:p>09/11/2017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416" calcext:value-type="float">
            <text:p>224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18" calcext:value-type="date">
            <text:p>18/11/2018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, 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3196" calcext:value-type="float">
            <text:p>231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08" calcext:value-type="date">
            <text:p>08/02/2019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316" calcext:value-type="float">
            <text:p>233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13" calcext:value-type="date">
            <text:p>13/04/2019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994" calcext:value-type="float">
            <text:p>239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2" calcext:value-type="date">
            <text:p>02/04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72" calcext:value-type="float">
            <text:p>327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3" calcext:value-type="date">
            <text:p>03/04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195" calcext:value-type="float">
            <text:p>261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4" calcext:value-type="date">
            <text:p>04/04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299" calcext:value-type="float">
            <text:p>262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371" calcext:value-type="float">
            <text:p>263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161" calcext:value-type="float">
            <text:p>261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218" calcext:value-type="float">
            <text:p>262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373" calcext:value-type="float">
            <text:p>263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1" calcext:value-type="date">
            <text:p>11/04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376" calcext:value-type="float">
            <text:p>263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3" calcext:value-type="date">
            <text:p>13/04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77" calcext:value-type="float">
            <text:p>263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3" calcext:value-type="date">
            <text:p>13/04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264" calcext:value-type="float">
            <text:p>262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6" calcext:value-type="date">
            <text:p>16/04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70" calcext:value-type="float">
            <text:p>262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7" calcext:value-type="date">
            <text:p>17/04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381" calcext:value-type="float">
            <text:p>263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24" calcext:value-type="date">
            <text:p>24/04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386" calcext:value-type="float">
            <text:p>263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27" calcext:value-type="date">
            <text:p>27/04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387" calcext:value-type="float">
            <text:p>263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28" calcext:value-type="date">
            <text:p>28/04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Stones, Sticks and Gravel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388" calcext:value-type="float">
            <text:p>263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29" calcext:value-type="date">
            <text:p>29/04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Stones, Sticks and Gravel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389" calcext:value-type="float">
            <text:p>263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01" calcext:value-type="date">
            <text:p>01/05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Unarmed Perpet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390" calcext:value-type="float">
            <text:p>263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02" calcext:value-type="date">
            <text:p>02/05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Local population, Mexican National Police</text:p>
          </table:table-cell>
          <table:table-cell office:value-type="string" calcext:value-type="string">
            <text:p>Firearms, 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391" calcext:value-type="float">
            <text:p>263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07" calcext:value-type="date">
            <text:p>07/05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, Nur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34296" calcext:value-type="float">
            <text:p>342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07" calcext:value-type="date">
            <text:p>07/05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, Nur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683" calcext:value-type="float">
            <text:p>286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08" calcext:value-type="date">
            <text:p>08/05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77" calcext:value-type="float">
            <text:p>338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08" calcext:value-type="date">
            <text:p>08/05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684" calcext:value-type="float">
            <text:p>286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08" calcext:value-type="date">
            <text:p>08/05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95" calcext:value-type="float">
            <text:p>342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1" calcext:value-type="date">
            <text:p>11/05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Mexican National Police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393" calcext:value-type="float">
            <text:p>263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7" calcext:value-type="date">
            <text:p>17/05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397" calcext:value-type="float">
            <text:p>263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8" calcext:value-type="date">
            <text:p>18/05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220" calcext:value-type="float">
            <text:p>262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8" calcext:value-type="date">
            <text:p>18/05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398" calcext:value-type="float">
            <text:p>263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9" calcext:value-type="date">
            <text:p>19/05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400" calcext:value-type="float">
            <text:p>264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9" calcext:value-type="date">
            <text:p>19/05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Information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4950" calcext:value-type="float">
            <text:p>249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20" calcext:value-type="date">
            <text:p>20/05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Unarmed Perpetrato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402" calcext:value-type="float">
            <text:p>264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27" calcext:value-type="date">
            <text:p>27/05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403" calcext:value-type="float">
            <text:p>264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27" calcext:value-type="date">
            <text:p>27/05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A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404" calcext:value-type="float">
            <text:p>264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31" calcext:value-type="date">
            <text:p>31/05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Unarmed Perpetrato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405" calcext:value-type="float">
            <text:p>264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11" calcext:value-type="date">
            <text:p>11/06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Knif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407" calcext:value-type="float">
            <text:p>264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18" calcext:value-type="date">
            <text:p>18/06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08" calcext:value-type="float">
            <text:p>264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19" calcext:value-type="date">
            <text:p>19/06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410" calcext:value-type="float">
            <text:p>264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21" calcext:value-type="date">
            <text:p>21/06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11" calcext:value-type="float">
            <text:p>264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24" calcext:value-type="date">
            <text:p>24/06/202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12" calcext:value-type="float">
            <text:p>264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0" calcext:value-type="date">
            <text:p>20/01/202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994" calcext:value-type="float">
            <text:p>269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8" calcext:value-type="date">
            <text:p>28/01/202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udent(Tertiar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057" calcext:value-type="float">
            <text:p>270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20" calcext:value-type="date">
            <text:p>20/02/202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289" calcext:value-type="float">
            <text:p>272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3" calcext:value-type="date">
            <text:p>03/03/202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, 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07" calcext:value-type="float">
            <text:p>354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9" calcext:value-type="date">
            <text:p>09/03/202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19" calcext:value-type="float">
            <text:p>354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3" calcext:value-type="date">
            <text:p>13/03/202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18" calcext:value-type="float">
            <text:p>354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16" calcext:value-type="date">
            <text:p>16/04/202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7791" calcext:value-type="float">
            <text:p>277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16" calcext:value-type="date">
            <text:p>16/04/202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7818" calcext:value-type="float">
            <text:p>278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16" calcext:value-type="date">
            <text:p>16/04/202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Mexico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7819" calcext:value-type="float">
            <text:p>278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3" calcext:value-type="date">
            <text:p>03/05/202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233" calcext:value-type="float">
            <text:p>282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0" calcext:value-type="date">
            <text:p>10/05/202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8240" calcext:value-type="float">
            <text:p>282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0" calcext:value-type="date">
            <text:p>10/05/202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242" calcext:value-type="float">
            <text:p>282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0" calcext:value-type="date">
            <text:p>10/05/202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lisco New Generation Carte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243" calcext:value-type="float">
            <text:p>282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9" calcext:value-type="date">
            <text:p>19/06/202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568" calcext:value-type="float">
            <text:p>285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30" calcext:value-type="date">
            <text:p>30/06/202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057" calcext:value-type="float">
            <text:p>290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2" calcext:value-type="date">
            <text:p>02/07/202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056" calcext:value-type="float">
            <text:p>290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1" calcext:value-type="date">
            <text:p>11/07/202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060" calcext:value-type="float">
            <text:p>290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4" calcext:value-type="date">
            <text:p>14/07/202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113" calcext:value-type="float">
            <text:p>291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7" calcext:value-type="date">
            <text:p>07/10/202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771" calcext:value-type="float">
            <text:p>297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2" calcext:value-type="date">
            <text:p>02/02/202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43" calcext:value-type="float">
            <text:p>340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6" calcext:value-type="date">
            <text:p>16/02/202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15" calcext:value-type="float">
            <text:p>317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0" calcext:value-type="date">
            <text:p>20/02/202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44" calcext:value-type="float">
            <text:p>340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10" calcext:value-type="date">
            <text:p>10/07/202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42" calcext:value-type="float">
            <text:p>340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3" calcext:value-type="date">
            <text:p>03/08/202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40" calcext:value-type="float">
            <text:p>340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12" calcext:value-type="date">
            <text:p>12/08/202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, 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39" calcext:value-type="float">
            <text:p>340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12" calcext:value-type="date">
            <text:p>12/08/202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29" calcext:value-type="float">
            <text:p>353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19" calcext:value-type="date">
            <text:p>19/08/202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28" calcext:value-type="float">
            <text:p>353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0" calcext:value-type="date">
            <text:p>20/09/202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5327" calcext:value-type="float">
            <text:p>353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2" calcext:value-type="date">
            <text:p>22/09/202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Paramedic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26" calcext:value-type="float">
            <text:p>353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0" calcext:value-type="date">
            <text:p>10/10/202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06" calcext:value-type="float">
            <text:p>365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6" calcext:value-type="date">
            <text:p>26/10/202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03" calcext:value-type="float">
            <text:p>365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08" calcext:value-type="date">
            <text:p>08/11/202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lisco New Generation Cartel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04" calcext:value-type="float">
            <text:p>365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09" calcext:value-type="date">
            <text:p>09/11/202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29" calcext:value-type="float">
            <text:p>358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06" calcext:value-type="date">
            <text:p>06/01/2023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76" calcext:value-type="float">
            <text:p>365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09" calcext:value-type="date">
            <text:p>09/01/2023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st and Foot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04" calcext:value-type="float">
            <text:p>380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13" calcext:value-type="date">
            <text:p>13/01/2023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29" calcext:value-type="float">
            <text:p>368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18" calcext:value-type="date">
            <text:p>18/01/2023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37" calcext:value-type="float">
            <text:p>379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26" calcext:value-type="date">
            <text:p>26/01/2023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26" calcext:value-type="float">
            <text:p>37226</text:p>
          </table:table-cell>
          <table:table-cell table:number-columns-repeated="957"/>
        </table:table-row>
        <table:table-row table:style-name="ro4" table:number-rows-repeated="1041874">
          <table:table-cell table:number-columns-repeated="1024"/>
        </table:table-row>
        <table:table-row table:style-name="ro4" table:number-rows-repeated="7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aData&amp;Notes" table:style-name="ta1">
        <table:table-column table:style-name="co2" table:default-cell-style-name="ce15"/>
        <table:table-column table:style-name="co3" table:number-columns-repeated="63" table:default-cell-style-name="ce15"/>
        <table:table-column table:style-name="co3" table:number-columns-repeated="960" table:default-cell-style-name="ce20"/>
        <table:table-row table:style-name="ro5">
          <table:table-cell table:style-name="ce3" office:value-type="string" calcext:value-type="string">
            <text:p>This dataset contains agency- and open source events published in the Attacks on Health Care News Brief in Mexico between 01 January 2016 to 26 April 2023. Categorized by country. 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Citatio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Insecurity Insight. 2023. 2016-2023 Mexico Attacks on Health Care Incident Data, v. 08 May 2023. Geneva, Switzerland: Insecurity Insight. 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ata Notes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Not representative or a comprehensive compilation of all events in which healthcare was affected.</text:p>
            <text:p/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Data collection is ongoing and data may change as more information is made available. Where the number of health workers, facilities or ambulances affected is unspecified, one is counted.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For data supporting the Safeguarding Health in Conflict Coalition (SHCC), please see: https://data.humdata.org/dataset/shcchealthcare-datase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Licen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eative Commons Attribution-ShareAlike (CC BY-SA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Contact 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or all inquiries on the SHCC Dataset, please contact info@insecurityinsight.or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efinitions</text:p>
          </table:table-cell>
          <table:table-cell table:number-columns-repeated="1023"/>
        </table:table-row>
        <table:table-row table:style-name="ro6">
          <table:table-cell table:style-name="ce10" office:value-type="string" calcext:value-type="string">
            <text:p><text:a xlink:href="http://insecurityinsight.org/methodology-and-definitions#section_attacks_on_health_care" xlink:type="simple">Information on definitions and methodologies</text:a></text:p>
          </table:table-cell>
          <table:table-cell table:number-columns-repeated="102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6:33:59.874055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0:59:50.331435911</meta:creation-date>
    <dc:date>2023-05-15T16:34:51.479438865</dc:date>
    <meta:editing-duration>PT3M24S</meta:editing-duration>
    <meta:editing-cycles>3</meta:editing-cycles>
    <meta:generator>LibreOffice/7.0.4.2$Linux_X86_64 LibreOffice_project/00$Build-2</meta:generator>
    <meta:document-statistic meta:table-count="2" meta:cell-count="5575" meta:object-count="0"/>
  </office:meta>
</office:document-meta>
</file>